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, sans-serif"/>
    <style:font-face style:name="Mangal1" svg:font-family="Mangal"/>
    <style:font-face style:name="Microsoft YaHei" svg:font-family="'Microsoft YaHei'"/>
    <style:font-face style:name="Consolas" svg:font-family="Consolas" style:font-family-generic="modern" style:font-pitch="fixed"/>
    <style:font-face style:name="Liberation Serif" svg:font-family="'Liberation Serif'" style:font-family-generic="roman" style:font-pitch="variable"/>
    <style:font-face style:name="Albany" svg:font-family="Albany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loext:contextual-spacing="false" fo:line-height="100%" fo:text-align="center" style:justify-single-word="false"/>
    </style:style>
    <style:style style:name="P2" style:family="paragraph" style:parent-style-name="Text_20_body">
      <style:paragraph-properties fo:margin-top="0cm" fo:margin-bottom="0cm" loext:contextual-spacing="false" fo:line-height="100%" fo:text-align="center" style:justify-single-word="false"/>
      <style:text-properties fo:font-size="36pt" fo:language="ru" fo:country="RU" fo:font-weight="bold"/>
    </style:style>
    <style:style style:name="P3" style:family="paragraph" style:parent-style-name="Text_20_body">
      <style:paragraph-properties fo:margin-top="0cm" fo:margin-bottom="0cm" loext:contextual-spacing="false" fo:line-height="100%" fo:text-align="center" style:justify-single-word="false"/>
      <style:text-properties fo:font-size="20pt" fo:language="ru" fo:country="RU" fo:font-weight="bold"/>
    </style:style>
    <style:style style:name="P4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text-indent="1.6cm" style:auto-text-indent="false"/>
      <style:text-properties fo:font-size="14pt" fo:language="ru" fo:country="RU" fo:font-weight="normal"/>
    </style:style>
    <style:style style:name="P5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text-indent="1.6cm" style:auto-text-indent="false"/>
      <style:text-properties fo:font-size="14pt" fo:language="ru" fo:country="RU" fo:font-weight="normal" officeooo:rsid="001f4f8f" officeooo:paragraph-rsid="001f4f8f"/>
    </style:style>
    <style:style style:name="P6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text-indent="1.6cm" style:auto-text-indent="false"/>
      <style:text-properties fo:font-size="14pt" fo:language="ru" fo:country="RU" fo:font-weight="normal" officeooo:rsid="0020402f" officeooo:paragraph-rsid="0020402f"/>
    </style:style>
    <style:style style:name="P7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text-indent="1.6cm" style:auto-text-indent="false"/>
      <style:text-properties fo:font-size="14pt" fo:language="ru" fo:country="RU" fo:font-weight="normal" officeooo:rsid="00219912" officeooo:paragraph-rsid="00219912"/>
    </style:style>
    <style:style style:name="P8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text-indent="1.6cm" style:auto-text-indent="false"/>
      <style:text-properties fo:font-size="14pt" fo:language="ru" fo:country="RU" fo:font-weight="normal" officeooo:rsid="00234f18" officeooo:paragraph-rsid="00234f18"/>
    </style:style>
    <style:style style:name="P9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text-indent="1.6cm" style:auto-text-indent="false"/>
      <style:text-properties fo:font-size="14pt" fo:language="ru" fo:country="RU" fo:font-weight="normal" officeooo:rsid="0024f85f" officeooo:paragraph-rsid="0024f85f"/>
    </style:style>
    <style:style style:name="P10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text-indent="1.6cm" style:auto-text-indent="false"/>
      <style:text-properties fo:font-size="14pt" fo:language="ru" fo:country="RU" fo:font-weight="normal" officeooo:rsid="0025ccb1" officeooo:paragraph-rsid="0025ccb1"/>
    </style:style>
    <style:style style:name="P11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text-indent="1.6cm" style:auto-text-indent="false"/>
      <style:text-properties fo:font-size="14pt" fo:language="ru" fo:country="RU" fo:font-weight="normal" officeooo:rsid="0027b0b9" officeooo:paragraph-rsid="0027b0b9"/>
    </style:style>
    <style:style style:name="P12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text-indent="1.6cm" style:auto-text-indent="false"/>
      <style:text-properties fo:font-size="14pt" fo:language="ru" fo:country="RU" fo:font-weight="normal" officeooo:rsid="002acb03" officeooo:paragraph-rsid="002acb03"/>
    </style:style>
    <style:style style:name="P13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text-indent="1.6cm" style:auto-text-indent="false"/>
      <style:text-properties fo:font-size="14pt" fo:language="ru" fo:country="RU" fo:font-weight="normal" officeooo:rsid="002acb03" officeooo:paragraph-rsid="002cbff2"/>
    </style:style>
    <style:style style:name="P14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text-indent="1.6cm" style:auto-text-indent="false"/>
      <style:text-properties fo:font-size="14pt" fo:language="ru" fo:country="RU" fo:font-weight="normal" officeooo:rsid="002acb03" officeooo:paragraph-rsid="002e9c67"/>
    </style:style>
    <style:style style:name="P15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text-indent="1.6cm" style:auto-text-indent="false"/>
      <style:text-properties fo:font-size="14pt" fo:language="ru" fo:country="RU" fo:font-weight="normal" officeooo:rsid="002acb03" officeooo:paragraph-rsid="0030faf0"/>
    </style:style>
    <style:style style:name="P16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text-indent="1.6cm" style:auto-text-indent="false"/>
      <style:text-properties fo:font-size="14pt" fo:language="ru" fo:country="RU" fo:font-weight="normal" officeooo:rsid="002acb03" officeooo:paragraph-rsid="003106dc"/>
    </style:style>
    <style:style style:name="P17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text-indent="1.6cm" style:auto-text-indent="false"/>
      <style:text-properties fo:font-size="14pt" fo:language="ru" fo:country="RU" fo:font-weight="normal" officeooo:rsid="002acb03" officeooo:paragraph-rsid="0031c1fb"/>
    </style:style>
    <style:style style:name="P18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text-indent="1.6cm" style:auto-text-indent="false"/>
      <style:text-properties fo:font-size="14pt" fo:language="ru" fo:country="RU" fo:font-weight="normal" officeooo:rsid="002acb03" officeooo:paragraph-rsid="0033591c"/>
    </style:style>
    <style:style style:name="P19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text-indent="1.6cm" style:auto-text-indent="false"/>
      <style:text-properties fo:font-size="14pt" fo:language="ru" fo:country="RU" fo:font-weight="normal" officeooo:rsid="002acb03" officeooo:paragraph-rsid="0035c63c"/>
    </style:style>
    <style:style style:name="P20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text-indent="1.6cm" style:auto-text-indent="false"/>
      <style:text-properties fo:font-size="14pt" fo:language="ru" fo:country="RU" fo:font-weight="normal" officeooo:rsid="002acb03" officeooo:paragraph-rsid="003763d6"/>
    </style:style>
    <style:style style:name="P21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text-indent="1.6cm" style:auto-text-indent="false"/>
      <style:text-properties fo:font-size="14pt" fo:language="ru" fo:country="RU" fo:font-weight="normal" officeooo:rsid="003763d6" officeooo:paragraph-rsid="003763d6"/>
    </style:style>
    <style:style style:name="P22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text-indent="1.6cm" style:auto-text-indent="false"/>
      <style:text-properties fo:font-size="14pt" fo:language="en" fo:country="US" fo:font-weight="normal"/>
    </style:style>
    <style:style style:name="P23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text-indent="1.6cm" style:auto-text-indent="false"/>
    </style:style>
    <style:style style:name="P24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text-indent="1.6cm" style:auto-text-indent="false"/>
      <style:text-properties style:font-name="Consolas" fo:font-size="14pt" fo:language="en" fo:country="US" fo:font-weight="bold" style:font-weight-asian="bold" style:font-weight-complex="bold"/>
    </style:style>
    <style:style style:name="P25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text-indent="1.6cm" style:auto-text-indent="false"/>
      <style:text-properties style:font-name="Consolas" fo:font-size="14pt" fo:language="en" fo:country="US" fo:font-weight="bold" officeooo:paragraph-rsid="002cbff2" style:font-weight-asian="bold" style:font-weight-complex="bold"/>
    </style:style>
    <style:style style:name="P26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text-indent="1.6cm" style:auto-text-indent="false"/>
      <style:text-properties style:font-name="Consolas" fo:font-size="14pt" fo:language="en" fo:country="US" fo:font-weight="bold" officeooo:paragraph-rsid="002e9c67" style:font-weight-asian="bold" style:font-weight-complex="bold"/>
    </style:style>
    <style:style style:name="P27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text-indent="1.6cm" style:auto-text-indent="false"/>
      <style:text-properties style:font-name="Consolas" fo:font-size="14pt" fo:language="en" fo:country="US" fo:font-weight="bold" officeooo:paragraph-rsid="0030faf0" style:font-weight-asian="bold" style:font-weight-complex="bold"/>
    </style:style>
    <style:style style:name="P28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text-indent="1.6cm" style:auto-text-indent="false"/>
      <style:text-properties style:font-name="Consolas" fo:font-size="14pt" fo:language="en" fo:country="US" fo:font-weight="bold" officeooo:paragraph-rsid="003106dc" style:font-weight-asian="bold" style:font-weight-complex="bold"/>
    </style:style>
    <style:style style:name="P29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text-indent="1.6cm" style:auto-text-indent="false"/>
      <style:text-properties style:font-name="Consolas" fo:font-size="14pt" fo:language="en" fo:country="US" fo:font-weight="bold" officeooo:paragraph-rsid="0031c1fb" style:font-weight-asian="bold" style:font-weight-complex="bold"/>
    </style:style>
    <style:style style:name="P30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text-indent="1.6cm" style:auto-text-indent="false"/>
      <style:text-properties style:font-name="Consolas" fo:font-size="14pt" fo:language="en" fo:country="US" fo:font-weight="bold" officeooo:paragraph-rsid="0033591c" style:font-weight-asian="bold" style:font-weight-complex="bold"/>
    </style:style>
    <style:style style:name="P31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text-indent="1.6cm" style:auto-text-indent="false"/>
      <style:text-properties style:font-name="Consolas" fo:font-size="14pt" fo:language="en" fo:country="US" fo:font-weight="bold" officeooo:paragraph-rsid="0035c63c" style:font-weight-asian="bold" style:font-weight-complex="bold"/>
    </style:style>
    <style:style style:name="P32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text-indent="1.6cm" style:auto-text-indent="false"/>
      <style:text-properties style:font-name="Consolas" fo:font-size="14pt" fo:language="en" fo:country="US" fo:font-weight="bold" officeooo:paragraph-rsid="003763d6" style:font-weight-asian="bold" style:font-weight-complex="bold"/>
    </style:style>
    <style:style style:name="P33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text-indent="1.6cm" style:auto-text-indent="false"/>
      <style:text-properties style:font-name="Liberation Serif" fo:font-size="14pt" fo:language="ru" fo:country="RU" fo:font-weight="normal" officeooo:rsid="002acb03" officeooo:paragraph-rsid="002cbff2" style:font-weight-asian="bold" style:font-weight-complex="bold"/>
    </style:style>
    <style:style style:name="P34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text-indent="1.6cm" style:auto-text-indent="false"/>
      <style:text-properties fo:language="ru" fo:country="RU" officeooo:paragraph-rsid="00383798"/>
    </style:style>
    <style:style style:name="P35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text-indent="1.6cm" style:auto-text-indent="false"/>
      <style:text-properties fo:language="ru" fo:country="RU" officeooo:rsid="00383798" officeooo:paragraph-rsid="00383798"/>
    </style:style>
    <style:style style:name="P36" style:family="paragraph" style:parent-style-name="Contents_20_2">
      <style:paragraph-properties>
        <style:tab-stops>
          <style:tab-stop style:position="17.501cm" style:type="right" style:leader-style="dotted" style:leader-text="."/>
        </style:tab-stops>
      </style:paragraph-properties>
    </style:style>
    <style:style style:name="P37" style:family="paragraph" style:parent-style-name="Heading_20_2">
      <style:paragraph-properties fo:break-before="page"/>
      <style:text-properties fo:language="ru" fo:country="RU"/>
    </style:style>
    <style:style style:name="P38" style:family="paragraph" style:parent-style-name="Text_20_body" style:master-page-name="First_20_Page">
      <style:paragraph-properties fo:margin-top="0cm" fo:margin-bottom="0cm" loext:contextual-spacing="false" fo:line-height="100%" fo:text-align="center" style:justify-single-word="false" style:page-number="auto"/>
    </style:style>
    <style:style style:name="P39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text-indent="1.6cm" style:auto-text-indent="false"/>
      <style:text-properties fo:language="en" fo:country="US" officeooo:rsid="00383798" officeooo:paragraph-rsid="00383798"/>
    </style:style>
    <style:style style:name="P40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text-indent="1.6cm" style:auto-text-indent="false"/>
      <style:text-properties fo:font-size="14pt" fo:language="ru" fo:country="RU" fo:font-weight="normal" officeooo:rsid="002acb03" officeooo:paragraph-rsid="003763d6"/>
    </style:style>
    <style:style style:name="P41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text-indent="1.6cm" style:auto-text-indent="false"/>
      <style:text-properties fo:font-size="14pt" fo:language="ru" fo:country="RU" fo:font-weight="normal" officeooo:rsid="003abe82" officeooo:paragraph-rsid="003abe82"/>
    </style:style>
    <style:style style:name="P42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text-indent="1.6cm" style:auto-text-indent="false"/>
      <style:text-properties fo:font-size="14pt" fo:language="ru" fo:country="RU" fo:font-weight="normal" officeooo:rsid="003c7aa4" officeooo:paragraph-rsid="003c7aa4"/>
    </style:style>
    <style:style style:name="P43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text-indent="1.6cm" style:auto-text-indent="false"/>
      <style:text-properties style:font-name="Consolas" fo:font-size="14pt" fo:language="en" fo:country="US" fo:font-weight="bold" officeooo:paragraph-rsid="003abe82" style:font-weight-asian="bold" style:font-weight-complex="bold"/>
    </style:style>
    <style:style style:name="P44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text-indent="1.6cm" style:auto-text-indent="false"/>
      <style:text-properties style:font-name="Consolas" fo:font-size="14pt" fo:language="en" fo:country="US" fo:font-weight="bold" officeooo:paragraph-rsid="003c7aa4" style:font-weight-asian="bold" style:font-weight-complex="bold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/>
    </style:style>
    <style:style style:name="T3" style:family="text">
      <style:text-properties fo:language="en" fo:country="US" officeooo:rsid="002cbff2"/>
    </style:style>
    <style:style style:name="T4" style:family="text">
      <style:text-properties fo:language="en" fo:country="US" officeooo:rsid="003aee95"/>
    </style:style>
    <style:style style:name="T5" style:family="text">
      <style:text-properties fo:font-weight="bold"/>
    </style:style>
    <style:style style:name="T6" style:family="text">
      <style:text-properties fo:language="ru" fo:country="RU"/>
    </style:style>
    <style:style style:name="T7" style:family="text">
      <style:text-properties fo:language="ru" fo:country="RU" officeooo:rsid="002cbff2"/>
    </style:style>
    <style:style style:name="T8" style:family="text">
      <style:text-properties fo:language="ru" fo:country="RU" officeooo:rsid="002e9c67"/>
    </style:style>
    <style:style style:name="T9" style:family="text">
      <style:text-properties fo:language="ru" fo:country="RU" officeooo:rsid="0030faf0"/>
    </style:style>
    <style:style style:name="T10" style:family="text">
      <style:text-properties fo:language="ru" fo:country="RU" officeooo:rsid="003106dc"/>
    </style:style>
    <style:style style:name="T11" style:family="text">
      <style:text-properties fo:language="ru" fo:country="RU" officeooo:rsid="0031c1fb"/>
    </style:style>
    <style:style style:name="T12" style:family="text">
      <style:text-properties fo:language="ru" fo:country="RU" officeooo:rsid="0035c63c"/>
    </style:style>
    <style:style style:name="T13" style:family="text">
      <style:text-properties fo:language="ru" fo:country="RU" officeooo:rsid="003763d6"/>
    </style:style>
    <style:style style:name="T14" style:family="text">
      <style:text-properties officeooo:rsid="0019a6ab"/>
    </style:style>
    <style:style style:name="T15" style:family="text">
      <style:text-properties style:text-line-through-style="solid" style:text-line-through-type="single" officeooo:rsid="0019a6ab"/>
    </style:style>
    <style:style style:name="T16" style:family="text">
      <style:text-properties style:text-line-through-style="none" style:text-line-through-type="none" officeooo:rsid="0019a6ab"/>
    </style:style>
    <style:style style:name="T17" style:family="text">
      <style:text-properties officeooo:rsid="001d090e"/>
    </style:style>
    <style:style style:name="T18" style:family="text">
      <style:text-properties officeooo:rsid="0024f85f"/>
    </style:style>
    <style:style style:name="T19" style:family="text">
      <style:text-properties style:font-name="Consolas" fo:font-weight="bold" style:font-weight-asian="bold" style:font-weight-complex="bold"/>
    </style:style>
    <style:style style:name="T20" style:family="text">
      <style:text-properties officeooo:rsid="002cbff2"/>
    </style:style>
    <style:style style:name="T21" style:family="text">
      <style:text-properties officeooo:rsid="002e9c67"/>
    </style:style>
    <style:style style:name="T22" style:family="text">
      <style:text-properties officeooo:rsid="0030faf0"/>
    </style:style>
    <style:style style:name="T23" style:family="text">
      <style:text-properties officeooo:rsid="003106dc"/>
    </style:style>
    <style:style style:name="T24" style:family="text">
      <style:text-properties officeooo:rsid="0031c1fb"/>
    </style:style>
    <style:style style:name="T25" style:family="text">
      <style:text-properties officeooo:rsid="0035c63c"/>
    </style:style>
    <style:style style:name="T26" style:family="text">
      <style:text-properties officeooo:rsid="003763d6"/>
    </style:style>
    <style:style style:name="T27" style:family="text">
      <style:text-properties officeooo:rsid="003abe82"/>
    </style:style>
    <style:style style:name="T28" style:family="text">
      <style:text-properties officeooo:rsid="003c7aa4"/>
    </style:style>
    <style:style style:name="Sect1" style:family="section">
      <style:section-properties style:writing-mode="lr-tb" style:editable="false">
        <style:columns fo:column-count="1" fo:column-gap="0cm"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8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РУКОВОДСТВО</text:p>
      <text:p text:style-name="P3">по программному комплексу «<text:span text:style-name="T1">pyPC</text:span>»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/>
      <text:p text:style-name="P3"/>
      <text:p text:style-name="P3"/>
      <text:p text:style-name="P3"/>
      <text:p text:style-name="P3"/>
      <text:p text:style-name="P3">Калининград-2014</text:p>
      <text:section text:style-name="Sect1" text:name="Оглавление1">
        <text:p text:style-name="Text_20_body"/>
      </text:section>
      <text:p text:style-name="Heading_20_1"><text:soft-page-break/></text:p>
      <text:table-of-content text:style-name="Sect2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Оглавление1_Head">
            <text:p text:style-name="Contents_20_Heading">Оглавление</text:p>
          </text:index-title>
          <text:p text:style-name="P36"><text:a xlink:type="simple" xlink:href="#__RefHeading__113_806256751" text:style-name="Index_20_Link" text:visited-style-name="Index_20_Link">Благодарности<text:tab/>3</text:a></text:p>
          <text:p text:style-name="P36"><text:a xlink:type="simple" xlink:href="#__RefHeading__107_806256751" text:style-name="Index_20_Link" text:visited-style-name="Index_20_Link">Для кого это чудо<text:tab/>3</text:a></text:p>
          <text:p text:style-name="P36"><text:a xlink:type="simple" xlink:href="#__RefHeading__109_806256751" text:style-name="Index_20_Link" text:visited-style-name="Index_20_Link">История создания<text:tab/>3</text:a></text:p>
          <text:p text:style-name="P36"><text:a xlink:type="simple" xlink:href="#__RefHeading__687_211849794" text:style-name="Index_20_Link" text:visited-style-name="Index_20_Link">Как это всё устроено?<text:tab/>4</text:a></text:p>
          <text:p text:style-name="P36"><text:a xlink:type="simple" xlink:href="#__RefHeading__689_211849794" text:style-name="Index_20_Link" text:visited-style-name="Index_20_Link">Система команд ЦП<text:tab/>4</text:a></text:p>
          <text:p text:style-name="P36"><text:a xlink:type="simple" xlink:href="#__RefHeading__691_211849794" text:style-name="Index_20_Link" text:visited-style-name="Index_20_Link">Представление флагов через регистр<text:tab/>6</text:a></text:p>
        </text:index-body>
      </text:table-of-content>
      <text:p text:style-name="Heading_20_1"/>
      <text:h text:style-name="P37" text:outline-level="2"><text:bookmark-start text:name="__RefHeading__113_806256751"/>Благодарности<text:bookmark-end text:name="__RefHeading__113_806256751"/></text:h>
      <text:p text:style-name="P4">Традиционно автор желает выразить благодарности.</text:p>
      <text:p text:style-name="P4">Без стран невероятных друзей современная электроника была бы не так развита, никто бы не ставил аппаратных закладок в микросхемы.</text:p>
      <text:p text:style-name="P4">Без корпорации <text:span text:style-name="T2">IBM</text:span> не появился бы на свет весь тот зоопарк вычислительной техники, который есть сейчас. Не приходилось бы выискивать по файлопомойкам и закоулкам этих ваших тырнетов драйвера, которые не редко – не работают, и софт, который и того чаще – глючит и весь из себя дырявый.</text:p>
      <text:p text:style-name="P4">Без замечательной корпорации <text:span text:style-name="T2">Microsoft</text:span> ничего бы не получилось создать такие вещи, как <text:span text:style-name="T2">Linux</text:span> и вирусы-полиморфики.</text:p>
      <text:p text:style-name="P4">Без <text:span text:style-name="T2">DARPA</text:span> не было бы интернета с его жёстким контролем различных сегментов через систему корневых <text:span text:style-name="T2">DNS</text:span><text:span text:style-name="T1">.</text:span></text:p>
      <text:p text:style-name="P4">Без <text:span text:style-name="T5">Эдварда Сноудена</text:span> технология «<text:span text:style-name="T2">Tor</text:span>» не получила бы такую популярность (Хотя в самом <text:span text:style-name="T2">Tor</text:span><text:span text:style-name="T1">`e </text:span>есть большие вопросы)</text:p>
      <text:p text:style-name="P4">Отдельная благодарность разработчикам <text:span text:style-name="T2">LibreOffice</text:span><text:span text:style-name="T1">. </text:span>Именно в нём набирался этот эпический документ (ребята, пофиксите баги по сохранению нового документа!)</text:p>
      <text:p text:style-name="P4">Огромная благодарность для <text:span text:style-name="T5">Гвидо Ван Россум</text:span>. Это лучший диктатор в мире? <text:span text:style-name="T14">И лучший специалист по рептилиям и сериалам про цирк</text:span>!</text:p>
      <text:p text:style-name="P4">Благодарен тем программистам, которые создали <text:span text:style-name="T2">cython</text:span><text:span text:style-name="T1">, </text:span><text:span text:style-name="T2">mingw</text:span> и <text:span text:style-name="T2">gcc</text:span><text:span text:style-name="T1">. </text:span>Это отличные программные продукты. Скорость питонячьего кода зашкаливает. )</text:p>
      <text:p text:style-name="P4">Спасибо всем тем, кто писал автору, о чём-то просил, теребил и требовал. Это хорошая мотивация для того, чтобы не тратить время за управлением танков <text:span text:style-name="T14">(да, этим ребятам тоже отдельное спасибо)</text:span>.</text:p>
      <text:p text:style-name="P23"/>
      <text:h text:style-name="Heading_20_2" text:outline-level="2"><text:bookmark-start text:name="__RefHeading__107_806256751"/>Для кого это чудо<text:bookmark-end text:name="__RefHeading__107_806256751"/></text:h>
      <text:p text:style-name="P4">Программа «<text:span text:style-name="T2">pyPC</text:span>» предназначена для широкого круга пользователей. Начиная от студентов, которые желают научиться ассемблеру, любителям-гикам, параноикам в области компьютерной безопасности и всем, кто недолюбливает различные корпорации добра и больших братьев.</text:p>
      <text:p text:style-name="P4">Просьба не кидаться какашками, программу автор пилит не за деньги, вознаграждения не просит, на медаль не надеется. <text:span text:style-name="T14">Если чего-то не хватает – допилите! (или </text:span><text:span text:style-name="T15">проспонсируйте </text:span><text:span text:style-name="T16">мотивируйте</text:span><text:span text:style-name="T14"> автора).</text:span></text:p>
      <text:p text:style-name="P23"/>
      <text:h text:style-name="Heading_20_2" text:outline-level="2"><text:bookmark-start text:name="__RefHeading__109_806256751"/>История создания<text:bookmark-end text:name="__RefHeading__109_806256751"/></text:h>
      <text:p text:style-name="P4">Ещё со времён Советского Союза существовали различного рода кривотолки и слухи о существовании в микросхемах западного производства различных аппаратных закладок, которые могли бы осуществлять несанкционированную передачу информации, а также могли бы влиять на ход работы электронных систем. Вроде как даже были реальные случаи таких внедрений.</text:p>
      <text:p text:style-name="P4">Чуть позже, после уничтожения СССР, с запада хлынул поток программ. Все они были поначалу просто ломанные, потом ещё и заражённые, и последний десяток лет – не просто заражённые, а специально спроектированные под возможность удалённого доступа спецслужбами стран невероятных друзей. И это <text:soft-page-break/>уже многократно зафиксированный факт.</text:p>
      <text:p text:style-name="P4">Одновременно с развитием, так называемой, «открытой» платформы <text:span text:style-name="T1">IBM PC, </text:span>в продаже появилось несколько десятков (если не сотен) тысяч железяк, драйвера к которым (впрочем, как и почти весь софт) является закрытым, непрозрачным, только Бог и спецслужбы знают, что напихано там внутри. Документации крайне мало, и если кто-либо из читателей пожелает написать свою операционную систем<text:span text:style-name="T17">у</text:span> – с вероятностью близкой к 100% можно заяв<text:span text:style-name="T17">и</text:span>ть, что ничего не выйдет. Ровно на столько нет документации, запутана аппаратная часть, да и масса протоколов обмена и хранения, разобрать которые <text:span text:style-name="T17">не </text:span>сможет даже далеко не самый глупый программист.</text:p>
      <text:p text:style-name="P4">В компьютерных системах появилась такая замечательная штука, как вирусы и трояны. Эта зараза способна пролезть даже в системы стратегического назначения (ещё бы, если щедрым спонсором выступает страна невероятного друга, вспомним про урановые центрифуги Ирана). И как только аппаратная платформа или операционная система набирает популярность – уже ничто не может остановить кибер-вандалов от попыток эксплуатации уязвимостей.</text:p>
      <text:p text:style-name="P23"/>
      <text:p text:style-name="P4">Как жить в таком сумасшедшем доме, задался как-то вопросом автор программы? И ответ напрашивался сам собой: необходимо создать такую систему, в которой исчерпывающая документация, код программы может быть легко исследован и модифицирован. Данные, в таком компьютере не должны быть сокрыты в тёмных уголках носителей информации, и вся система должна быть легко переносима между различными компьютерами при такой необходимости. А если пользователю потребуется (или ради лулзов захочется<text:span text:style-name="T17">)</text:span> добавить какую-либо железяку – у него должна быть такая возможность.</text:p>
      <text:p text:style-name="P23"/>
      <text:h text:style-name="Heading_20_2" text:outline-level="2"><text:bookmark-start text:name="__RefHeading__687_211849794"/>Как это всё устроено?<text:bookmark-end text:name="__RefHeading__687_211849794"/></text:h>
      <text:p text:style-name="P22">pyPC <text:span text:style-name="T6">представляет из себя виртуальный компьютер. Это означает, что внутри реального компьютера </text:span>pyPC <text:span text:style-name="T6">создаёт мнимый компьютер, который живёт своей жизнью и точно знает, что он такой маленький паразит в системе-хозяине. Система-хозяин при этом ведёт себя как обычно и не знает, что внутри него крутятся виртуальные железки. Такие дела. </text:span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h text:style-name="Heading_20_2" text:outline-level="2"><text:bookmark-start text:name="__RefHeading__689_211849794"/>Система команд ЦП<text:bookmark-end text:name="__RefHeading__689_211849794"/></text:h>
      <text:p text:style-name="P4">Ниже приводятся доступные команды ЦП</text:p>
      <text:p text:style-name="P24"><text:span text:style-name="T6">0. </text:span>A.set(A)</text:p>
      <text:p text:style-name="P5">Команда устанавливает регистр А значением содержащимся в самом регистре А <text:span text:style-name="T18">(фактически не меняет содержимое).</text:span></text:p>
      <text:p text:style-name="P24"><text:soft-page-break/>1. A.add(A)</text:p>
      <text:p text:style-name="P6">Добавляет в регистр А содержимое регистра А (фактически удвоение содержимого).</text:p>
      <text:p text:style-name="P24">2. A.sub(A)</text:p>
      <text:p text:style-name="P6">Вычитает содержимое регистра А содержимым регистра А (фактически обнуление).</text:p>
      <text:p text:style-name="P24">3. A.inc(A)</text:p>
      <text:p text:style-name="P7">Складывает содержимое регистра А с содержимым самого регистра (фактически возведение в квадрат).</text:p>
      <text:p text:style-name="P24">4. A.dec(A)</text:p>
      <text:p text:style-name="P8">Вычитает из содержимого регистра А его содержимое (фактически обнуление).</text:p>
      <text:p text:style-name="P24">5. A.not(A)</text:p>
      <text:p text:style-name="P8">Инверсия содержимого регистра А его содержимым.</text:p>
      <text:p text:style-name="P22">6. <text:span text:style-name="T19">A.xor(A)</text:span></text:p>
      <text:p text:style-name="P9">Исключающее ИЛИ регистра А его содержимым (фактически обнуление).</text:p>
      <text:p text:style-name="P22">7. <text:span text:style-name="T19">A.or(A)</text:span></text:p>
      <text:p text:style-name="P9">Логическое ИЛИ регистра А с его содержимым (не влияет на содержание).</text:p>
      <text:p text:style-name="P24">8. A.and(A)</text:p>
      <text:p text:style-name="P9">Логическое И регистра А с его содержимым (не влияет на содержание).</text:p>
      <text:p text:style-name="P24">9. A.shr(A)</text:p>
      <text:p text:style-name="P10">Правый сдвиг содержимого регистра А в регистре А.</text:p>
      <text:p text:style-name="P24">10. A.shl(A)</text:p>
      <text:p text:style-name="P10">Левый сдвиг содержимого регистра А в регистре А.</text:p>
      <text:p text:style-name="P24">11. A.set(n)</text:p>
      <text:p text:style-name="P10">Установка регистра А числом <text:span text:style-name="T1">n.</text:span></text:p>
      <text:p text:style-name="P24">12. A.add(n)</text:p>
      <text:p text:style-name="P11">Сложить регистр А с числом <text:span text:style-name="T1">n.</text:span></text:p>
      <text:p text:style-name="P24">13. A.sub(n)</text:p>
      <text:p text:style-name="P11">Вычесть из регистра А число <text:span text:style-name="T1">n</text:span></text:p>
      <text:p text:style-name="P24">14. A.not(n)</text:p>
      <text:p text:style-name="P11">Занести в регистр А инверсию числа <text:span text:style-name="T1">n.</text:span></text:p>
      <text:p text:style-name="P24">15. A.xor(n)</text:p>
      <text:p text:style-name="P12">Исключающее ИЛИ регистра А с числом <text:span text:style-name="T1">n.</text:span></text:p>
      <text:p text:style-name="P25">16. <text:span text:style-name="T20">A.or(n)</text:span></text:p>
      <text:p text:style-name="P33"><text:span text:style-name="T1">Логическое </text:span><text:span text:style-name="T20">ИЛИ</text:span><text:span text:style-name="T1"> регистра А с числом n.</text:span></text:p>
      <text:p text:style-name="P25"><text:span text:style-name="T20">17. </text:span>A.and(n)</text:p>
      <text:p text:style-name="P12">Логическое сложение регистра А с числом <text:span text:style-name="T1">n.</text:span></text:p>
      <text:p text:style-name="P25"><text:span text:style-name="T20">1</text:span><text:span text:style-name="T7">8</text:span><text:span text:style-name="T20">. </text:span>A.<text:span text:style-name="T20">set</text:span>(n<text:span text:style-name="T20">n</text:span>)</text:p>
      <text:p text:style-name="P13"><text:span text:style-name="T20">Установка </text:span>регистра А <text:span text:style-name="T20">значением, хранящимся по адресу </text:span><text:span text:style-name="T3">[n</text:span><text:span text:style-name="T1">n</text:span><text:span text:style-name="T3">]</text:span><text:span text:style-name="T1">.</text:span></text:p>
      <text:p text:style-name="P25"><text:span text:style-name="T20">19. </text:span>A.<text:span text:style-name="T20">add</text:span>(n<text:span text:style-name="T20">n</text:span>)</text:p>
      <text:p text:style-name="P13"><text:span text:style-name="T20">Сложение</text:span><text:span text:style-name="T1"> регистра А </text:span><text:span text:style-name="T3">значением, хранящимся по адресу [n</text:span><text:span text:style-name="T1">n</text:span><text:span text:style-name="T3">]</text:span><text:span text:style-name="T1">.</text:span></text:p>
      <text:p text:style-name="P25"><text:span text:style-name="T7">20</text:span><text:span text:style-name="T20">. </text:span>A.<text:span text:style-name="T20">sub</text:span>(n<text:span text:style-name="T20">n</text:span>)</text:p>
      <text:p text:style-name="P13"><text:span text:style-name="T20">Вычитание</text:span><text:span text:style-name="T3"> регистра А значением, хранящимся по адресу [nn].</text:span></text:p>
      <text:p text:style-name="P26"><text:span text:style-name="T8">2</text:span><text:span text:style-name="T20">1. </text:span>A.<text:span text:style-name="T21">inc</text:span>(n<text:span text:style-name="T20">n</text:span>)</text:p>
      <text:p text:style-name="P14"><text:span text:style-name="T21">Инкремент</text:span><text:span text:style-name="T1"> регистра А <text:s/></text:span><text:span text:style-name="T3">значением, хранящимся по адресу [n</text:span><text:span text:style-name="T1">n</text:span><text:span text:style-name="T3">]</text:span><text:span text:style-name="T1">.</text:span></text:p>
      <text:p text:style-name="P27"><text:span text:style-name="T8">2</text:span><text:span text:style-name="T9">2</text:span><text:span text:style-name="T20">. </text:span>A.<text:span text:style-name="T22">dec</text:span>(n<text:span text:style-name="T20">n</text:span>)</text:p>
      <text:p text:style-name="P15"><text:span text:style-name="T22">Декремент</text:span><text:span text:style-name="T1"> регистра А <text:s/></text:span><text:span text:style-name="T3">значением, хранящимся по адресу [n</text:span><text:span text:style-name="T1">n</text:span><text:span text:style-name="T3">]</text:span><text:span text:style-name="T1">.</text:span></text:p>
      <text:p text:style-name="P28"><text:soft-page-break/><text:span text:style-name="T8">2</text:span><text:span text:style-name="T10">3</text:span><text:span text:style-name="T20">. </text:span>A.<text:span text:style-name="T23">not</text:span>(n<text:span text:style-name="T20">n</text:span>)</text:p>
      <text:p text:style-name="P16"><text:span text:style-name="T23">Инверсия</text:span><text:span text:style-name="T1"> регистра А <text:s/></text:span><text:span text:style-name="T3">значением, хранящимся по адресу [n</text:span><text:span text:style-name="T1">n</text:span><text:span text:style-name="T3">]</text:span><text:span text:style-name="T1">.</text:span></text:p>
      <text:p text:style-name="P28"><text:span text:style-name="T8">2</text:span><text:span text:style-name="T10">4</text:span><text:span text:style-name="T20">. </text:span>A.<text:span text:style-name="T24">xor</text:span>(n<text:span text:style-name="T20">n</text:span>)</text:p>
      <text:p text:style-name="P16"><text:span text:style-name="T24">Исключающее ИЛИ</text:span><text:span text:style-name="T1"> регистра А <text:s/></text:span><text:span text:style-name="T3">значением, хранящимся по адресу [n</text:span><text:span text:style-name="T1">n</text:span><text:span text:style-name="T3">]</text:span><text:span text:style-name="T1">.</text:span></text:p>
      <text:p text:style-name="P29"><text:span text:style-name="T8">2</text:span><text:span text:style-name="T11">5</text:span><text:span text:style-name="T20">. </text:span>A.<text:span text:style-name="T24">or</text:span>(n<text:span text:style-name="T20">n</text:span>)</text:p>
      <text:p text:style-name="P17"><text:span text:style-name="T24">Логическое сложение</text:span> регистра А <text:s/><text:span text:style-name="T20">значением, хранящимся по адресу [n</text:span>n<text:span text:style-name="T20">]</text:span>.</text:p>
      <text:p text:style-name="P30"><text:span text:style-name="T8">2</text:span><text:span text:style-name="T12">7</text:span><text:span text:style-name="T20">. </text:span>A.<text:span text:style-name="T25">shr</text:span>(n<text:span text:style-name="T20">n</text:span>)</text:p>
      <text:p text:style-name="P18"><text:span text:style-name="T25">Сдвиг вправо</text:span> регистра А <text:span text:style-name="T25">на 1 бит</text:span> <text:span text:style-name="T20">значением, хранящимся по адресу [n</text:span>n<text:span text:style-name="T20">]</text:span>.</text:p>
      <text:p text:style-name="P31"><text:span text:style-name="T8">2</text:span><text:span text:style-name="T12">8</text:span><text:span text:style-name="T20">. </text:span>A.<text:span text:style-name="T25">shl</text:span>(n<text:span text:style-name="T20">n</text:span>)</text:p>
      <text:p text:style-name="P19"><text:span text:style-name="T25">Сдвиг влево</text:span> регистра А <text:span text:style-name="T25">на 1 бит</text:span> <text:span text:style-name="T20">значением, хранящимся по адресу [n</text:span>n<text:span text:style-name="T20">]</text:span>.</text:p>
      <text:p text:style-name="P32"><text:span text:style-name="T8">2</text:span><text:span text:style-name="T13">9</text:span><text:span text:style-name="T20">. </text:span>A.<text:span text:style-name="T26">getf</text:span>()</text:p>
      <text:p text:style-name="P20"><text:span text:style-name="T26">Получить флаги регистра А в значение регистра А</text:span>.</text:p>
      <text:p text:style-name="P32"><text:span text:style-name="T13">30</text:span><text:span text:style-name="T20">. </text:span>A.<text:span text:style-name="T26">setf</text:span>()</text:p>
      <text:p text:style-name="P20"><text:span text:style-name="T26">Установить флаги регистра А значением регистра А</text:span>.</text:p>
      <text:p text:style-name="P43"><text:span text:style-name="T13">3</text:span><text:span text:style-name="T27">1. </text:span>A.<text:span text:style-name="T27">ifz</text:span>(<text:span text:style-name="T27">nn</text:span>)</text:p>
      <text:p text:style-name="P41">Если регистр А равен 0, переход по адресу <text:span text:style-name="T4">[</text:span><text:span text:style-name="T1">nn</text:span><text:span text:style-name="T4">]</text:span><text:span text:style-name="T1">.</text:span></text:p>
      <text:p text:style-name="P44"><text:span text:style-name="T13">3</text:span><text:span text:style-name="T28">2. </text:span>A.<text:span text:style-name="T28">cmp</text:span>(<text:span text:style-name="T27">n</text:span>)</text:p>
      <text:p text:style-name="P42">Сравнение регистра А с числом <text:span text:style-name="T1">n.</text:span></text:p>
      <text:p text:style-name="P21"/>
      <text:p text:style-name="P23"/>
      <text:p text:style-name="P23"/>
      <text:p text:style-name="P23"/>
      <text:p text:style-name="P23"/>
      <text:p text:style-name="P23"/>
      <text:h text:style-name="Heading_20_2" text:outline-level="2"><text:bookmark-start text:name="__RefHeading__691_211849794"/>Представление флагов через регистр<text:bookmark-end text:name="__RefHeading__691_211849794"/></text:h>
      <text:p text:style-name="P35">Флаги в регистре располагаются в следующем порядке:</text:p>
      <text:p text:style-name="P35">0 – <text:span text:style-name="T1">FlagZ</text:span></text:p>
      <text:p text:style-name="P39">1 – FlagC</text:p>
      <text:p text:style-name="P39">2 – FlagO</text:p>
      <text:p text:style-name="P39">3 – FlagS</text:p>
      <text:p text:style-name="P34"/>
      <text:p text:style-name="P3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, sans-serif"/>
    <style:font-face style:name="Mangal1" svg:font-family="Mangal"/>
    <style:font-face style:name="Microsoft YaHei" svg:font-family="'Microsoft YaHei'"/>
    <style:font-face style:name="Consolas" svg:font-family="Consolas" style:font-family-generic="modern" style:font-pitch="fixed"/>
    <style:font-face style:name="Liberation Serif" svg:font-family="'Liberation Serif'" style:font-family-generic="roman" style:font-pitch="variable"/>
    <style:font-face style:name="Albany" svg:font-family="Albany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ru" fo:country="RU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499cm" loext:contextual-spacing="false" fo:keep-with-next="always"/>
      <style:text-properties style:font-name="Albany" fo:font-family="Albany" style:font-family-generic="swiss" style:font-pitch="variable" fo:font-size="14pt" style:font-size-asian="13pt" style:font-size-complex="13pt"/>
    </style:style>
    <style:style style:name="Text_20_body" style:display-name="Text body" style:family="paragraph" style:parent-style-name="Standard" style:class="text">
      <style:paragraph-properties fo:margin-top="0cm" fo:margin-bottom="0.25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/>
      <style:text-properties fo:font-size="6pt"/>
    </style:style>
    <style:style style:name="Sender" style:family="paragraph" style:parent-style-name="Standard" style:class="extra">
      <style:text-properties fo:font-style="italic"/>
    </style:style>
    <style:style style:name="Table_20_Contents" style:display-name="Tabl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class="text">
      <style:paragraph-properties fo:margin-top="0.423cm" fo:margin-bottom="0.21cm" loext:contextual-spacing="false"/>
      <style:text-properties style:font-name="Liberation Sans" fo:font-family="'Liberation Sans', sans-serif" fo:font-size="18pt" fo:font-weight="bold" style:font-name-asian="Microsoft YaHei" style:font-family-asian="'Microsoft YaHei'" style:font-size-asian="18pt" style:font-weight-asian="bold" style:font-name-complex="Mangal1" style:font-family-complex="Mangal" style:font-size-complex="18pt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Endnote_20_Symbol" style:display-name="Endnote Symbol" style:family="text"/>
    <style:style style:name="Footnote_20_Symbol" style:display-name="Footnote Symbol" style:family="text"/>
    <style:style style:name="Internet_20_link" style:display-name="Internet link" style:family="text">
      <style:text-properties fo:color="#000080" fo:language="en" fo:country="US" style:text-underline-style="solid" style:text-underline-width="auto" style:text-underline-color="font-color" style:language-asian="en" style:country-asian="US" style:language-complex="en" style:country-complex="US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fo:border="0.06pt solid #000000" fo:padding="0.049cm" style:shadow="none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HTML" style:page-layout-name="Mpm3"/>
    <style:master-page style:name="First_20_Page" style:display-name="First Page" style:page-layout-name="Mpm4" style:next-style-name="HTML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21T00:00:00</meta:creation-date>
    <dc:date>2014-09-07T22:15:31.228000000</dc:date>
    <meta:editing-duration>PT14H18M50S</meta:editing-duration>
    <meta:editing-cycles>25</meta:editing-cycles>
    <meta:generator>LibreOffice/4.3.1.2$Windows_x86 LibreOffice_project/958349dc3b25111dbca392fbc281a05559ef6848</meta:generator>
    <meta:document-statistic meta:table-count="0" meta:image-count="0" meta:object-count="0" meta:page-count="6" meta:paragraph-count="104" meta:word-count="1018" meta:character-count="7098" meta:non-whitespace-character-count="6167"/>
    <meta:user-defined meta:name="Язык">russian</meta:user-defined>
  </office:meta>
</office:document-meta>
</file>